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 </text:span><text:span text:style-name="T5">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 office:value-type="string">
            <text:p>Gender icon with white outlin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6" office:value-type="string">
            <text:p>Some screen effect or notification to let player know they can click on the info page map to see other facts and scale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0" office:value-type="string">
            <text:p>Lower volume of card shuff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Setup tutorial that auto plays for the first time game starts. <text:s/>Have a button to disable / skip(during tutorial) and an option accessed later in the settings menu to turn it back on again. <text:s/>Splash masaai stays and moves to the left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Masaai tutorial can auto go to eastern africa on "baby" mode and force the player to click on what is needed.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6" office:value-type="string">
            <text:p>Make specific assets for backgrounds to have each area stand out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ce10" office:value-type="string">
            <text:p>Setup antelopes to have the male and female hooked up in the proxy that Kurt is making. <text:s/>Use _M for m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hizome Publishing logo to start of app after it says made by unity.(C:\Hunter\Work\CardMatchingGame\Assets\Resources\UI\RhizomeSplashLogo.tga)</text:p>
          </table:table-cell>
          <table:table-cell table:style-name="ce7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7" office:value-type="string">
            <text:p>Update all fonts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0" office:value-type="string">
            <text:p>Reassign all antelopes per region with new proxy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Have a setting to turn on color blind mode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0" office:value-type="string">
            <text:p>The info menu antelopes need to be reassigned. <text:s/>They are now linked to the proxy card def Kurt made. <text:s/>For example: "Addax" no longer refers to the male Addax, all males now have "_M" in their naming convention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Add splash hyena sound.</text:p>
          </table:table-cell>
          <table:table-cell table:style-name="ce7" office:value-type="string">
            <text:p>Have a setting to turn off tutorial or hints.</text:p>
          </table:table-cell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0" office:value-type="string">
            <text:p>Music and Voice settings from the settings menu bug, are not affecting volume.</text:p>
            <text:p><text:span text:style-name="T6"/>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8" office:value-type="string">
            <text:p>Have Masaai jump.</text:p>
          </table:table-cell>
          <table:table-cell table:style-name="Default"/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2"/>
          <table:table-cell table:style-name="ce6" office:value-type="string">
            <text:p>Add a database of all the bugs currently being tracked by us. <text:s/>Clicking on any of these bugs will open a new page that shows the complete description.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30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10/28/2018</text:date>, <text:time>18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9M36S</meta:editing-duration>
    <meta:editing-cycles>91</meta:editing-cycles>
    <meta:generator>OpenOffice/4.1.5$Win32 OpenOffice.org_project/415m1$Build-9789</meta:generator>
    <dc:date>2018-10-28T18:33:11.48</dc:date>
    <dc:creator>Matt Hunter</dc:creator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